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21_11-47-13_000.jpg</text:p>
          </table:table-cell>
          <table:table-cell table:style-name="ce19" office:value-type="string">
            <text:p>:i FX / stats / ref=20200920_1415,up-down-ratio;diff-of-price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]=&quot;&quot;;[.C2];CONCATENATE([.C2];&quot; / &quot;;[.E2]))" office:value-type="string" office:string-value=":i FX / stats / ref=20200920_1415,up-down-ratio;diff-of-price">
            <text:p>:i FX / stats / ref=20200920_1415,up-down-ratio;diff-of-price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21_11-47-35_000.jpg</text:p>
          </table:table-cell>
          <table:table-cell table:style-name="ce19" office:value-type="string">
            <text:p>:m 記録 / music:japanese-flute / 音だし / 口の形 / note=Df4;Df5,for=oct-2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3]=&quot;&quot;;[.C3];CONCATENATE([.C3];&quot; / &quot;;[.E3]))" office:value-type="string" office:string-value=":m 記録 / music:japanese-flute / 音だし / 口の形 / note=Df4;Df5,for=oct-2">
            <text:p>:m 記録 / music:japanese-flute / 音だし / 口の形 / note=Df4;Df5,for=oct-2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21_13-05-47_000.jpg</text:p>
          </table:table-cell>
          <table:table-cell table:style-name="ce19" office:value-type="string">
            <text:p>:m 食べた物</text:p>
          </table:table-cell>
          <table:table-cell table:style-name="ce3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1_18-13-06_000.jpg</text:p>
          </table:table-cell>
          <table:table-cell table:style-name="ce19" office:value-type="string">
            <text:p>:m RES 1*1 / free# JVEMV6 37#28_26.6 / 37. miscs of miscs / 28. anim.dessin / 26. 解剖 / theme=骨格：膝,w:前十字靭帯notice=~,found=~ / N~</text:p>
          </table:table-cell>
          <table:table-cell table:style-name="ce17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5]=&quot;&quot;;[.C5];CONCATENATE([.C5];&quot; / &quot;;[.E5]))" office:value-type="string" office:string-value=":m RES 1*1 / free# JVEMV6 37#28_26.6 / 37. miscs of miscs / 28. anim.dessin / 26. 解剖 / theme=骨格：膝,w:前十字靭帯notice=~,found=~ / N~">
            <text:p>:m RES 1*1 / free# JVEMV6 37#28_26.6 / 37. miscs of miscs / 28. anim.dessin / 26. 解剖 / theme=骨格：膝,w:前十字靭帯notice=~,found=~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1_19-23-25_000.jpg</text:p>
          </table:table-cell>
          <table:table-cell table:style-name="ce19" office:value-type="string">
            <text:p>:PHOTO 面白いもの / @東急ショッピングパーク：自転車置き場脇：歩道との堺 / 記録用 / 雑草に照明が当たっている；色々な光の色；模様</text:p>
          </table:table-cell>
          <table:table-cell table:style-name="ce18"/>
          <table:table-cell table:style-name="ce4"/>
          <table:table-cell table:style-name="ce4" office:value-type="string">
            <text:p>N-35-35-25.730895 E-139-34-45.479736</text:p>
          </table:table-cell>
          <table:table-cell table:style-name="ce39" table:formula="of:=IF([.E6]=&quot;&quot;;[.C6];CONCATENATE([.C6];&quot; / &quot;;[.E6]))" office:value-type="string" office:string-value=":PHOTO 面白いもの / @東急ショッピングパーク：自転車置き場脇：歩道との堺 / 記録用 / 雑草に照明が当たっている；色々な光の色；模様">
            <text:p>:PHOTO 面白いもの / @東急ショッピングパーク：自転車置き場脇：歩道との堺 / 記録用 / 雑草に照明が当たっている；色々な光の色；模様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1_19-23-33_000.jpg</text:p>
          </table:table-cell>
          <table:table-cell table:style-name="ce19" office:value-type="string">
            <text:p>:PHOTO 面白いもの / @東急ショッピングパーク：自転車置き場脇：歩道との堺 / 記録用 / 雑草に照明が当たっている；色々な光の色；模様</text:p>
          </table:table-cell>
          <table:table-cell table:style-name="ce19"/>
          <table:table-cell table:style-name="ce4"/>
          <table:table-cell table:style-name="ce4" office:value-type="string">
            <text:p>N-35-35-25.730895 E-139-34-45.479736</text:p>
          </table:table-cell>
          <table:table-cell table:style-name="ce39" table:formula="of:=IF([.E7]=&quot;&quot;;[.C7];CONCATENATE([.C7];&quot; / &quot;;[.E7]))" office:value-type="string" office:string-value=":PHOTO 面白いもの / @東急ショッピングパーク：自転車置き場脇：歩道との堺 / 記録用 / 雑草に照明が当たっている；色々な光の色；模様">
            <text:p>:PHOTO 面白いもの / @東急ショッピングパーク：自転車置き場脇：歩道との堺 / 記録用 / 雑草に照明が当たっている；色々な光の色；模様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1_20-52-10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18676 E-139-34-48.940429</text:p>
          </table:table-cell>
          <table:table-cell table:style-name="ce39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1_21-48-36_000.jpg</text:p>
          </table:table-cell>
          <table:table-cell table:style-name="ce22" office:value-type="string">
            <text:p>:PHOTO 記録 / @自室 / 電池交換 / トイレ用：照明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9]=&quot;&quot;;[.C9];CONCATENATE([.C9];&quot; / &quot;;[.E9]))" office:value-type="string" office:string-value=":PHOTO 記録 / @自室 / 電池交換 / トイレ用：照明">
            <text:p>:PHOTO 記録 / @自室 / 電池交換 / トイレ用：照明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1_23-58-43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422546 E-139-34-49.434814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2_00-04-07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2_00-19-20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22_00-33-37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22_01-30-40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22_01-34-56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15]=&quot;&quot;;[.C15];CONCATENATE([.C15];&quot; / &quot;;[.E15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22_07-09-56_000.jpg</text:p>
          </table:table-cell>
          <table:table-cell table:style-name="ce22" office:value-type="string">
            <text:p>:PHOTO 記録 / @自室 / 歳時記 / 掛け布団：出した（一昨日の夜から）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6]=&quot;&quot;;[.C16];CONCATENATE([.C16];&quot; / &quot;;[.E16]))" office:value-type="string" office:string-value=":PHOTO 記録 / @自室 / 歳時記 / 掛け布団：出した（一昨日の夜から）">
            <text:p>:PHOTO 記録 / @自室 / 歳時記 / 掛け布団：出した（一昨日の夜から）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22_07-11-27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22_07-39-25_000.jpg</text:p>
          </table:table-cell>
          <table:table-cell table:style-name="ce22" office:value-type="string">
            <text:p>:PHOTO 記録 / 作ったもの / 新聞に挟んで干している：大葉の焼酎漬け；生姜の焼酎漬け</text:p>
          </table:table-cell>
          <table:table-cell table:style-name="ce19"/>
          <table:table-cell table:style-name="ce4"/>
          <table:table-cell table:style-name="ce4" office:value-type="string">
            <text:p>N-35-35-28.092956 E-139-34-49.160156</text:p>
          </table:table-cell>
          <table:table-cell table:style-name="ce39" table:formula="of:=IF([.E18]=&quot;&quot;;[.C18];CONCATENATE([.C18];&quot; / &quot;;[.E18]))" office:value-type="string" office:string-value=":PHOTO 記録 / 作ったもの / 新聞に挟んで干している：大葉の焼酎漬け；生姜の焼酎漬け">
            <text:p>:PHOTO 記録 / 作ったもの / 新聞に挟んで干している：大葉の焼酎漬け；生姜の焼酎漬け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21_18-48-26_000.mp4</text:p>
          </table:table-cell>
          <table:table-cell table:style-name="ce8" office:value-type="string">
            <text:p>:VIDEO / @自室 / 記録 / jap.flute / 演奏、play / f-2020-0921-1 / genr=tips:how-to-blow,note=Bf3:oct-1</text:p>
          </table:table-cell>
          <table:table-cell table:style-name="ce17"/>
          <table:table-cell table:style-name="ce4"/>
          <table:table-cell table:style-name="ce4"/>
          <table:table-cell table:style-name="ce39" table:formula="of:=IF([.E19]=&quot;&quot;;[.C19];CONCATENATE([.C19];&quot; / &quot;;[.E19]))" office:value-type="string" office:string-value=":VIDEO / @自室 / 記録 / jap.flute / 演奏、play / f-2020-0921-1 / genr=tips:how-to-blow,note=Bf3:oct-1">
            <text:p>:VIDEO / @自室 / 記録 / jap.flute / 演奏、play / f-2020-0921-1 / genr=tips:how-to-blow,note=Bf3:oct-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1_18-57-16_000.mp4</text:p>
          </table:table-cell>
          <table:table-cell table:style-name="ce8" office:value-type="string">
            <text:p>:VIDEO / @自室 / 記録 / jap.flute / 演奏、play / f-2020-0921-2 / genr=f-N,R=2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室 / 記録 / jap.flute / 演奏、play / f-2020-0921-2 / genr=f-N,R=2">
            <text:p>:VIDEO / @自室 / 記録 / jap.flute / 演奏、play / f-2020-0921-2 / genr=f-N,R=2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1_19-11-52_000.mp4</text:p>
          </table:table-cell>
          <table:table-cell table:style-name="ce8" office:value-type="string">
            <text:p>:VIDEO / @自室 / 記録 / jap.flute / 演奏、play / f-2020-0921-3 / genr=sample,R=3,for=Bf:oct-2:oct-2.5:oct-3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VIDEO / @自室 / 記録 / jap.flute / 演奏、play / f-2020-0921-3 / genr=sample,R=3,for=Bf:oct-2:oct-2.5:oct-3">
            <text:p>:VIDEO / @自室 / 記録 / jap.flute / 演奏、play / f-2020-0921-3 / genr=sample,R=3,for=Bf:oct-2:oct-2.5:oct-3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1_22-58-30_000.m4a</text:p>
          </table:table-cell>
          <table:table-cell table:style-name="ce8" office:value-type="string">
            <text:p>:VOICE-MEMO / @自室 / 知りたい / 自室で見かけるクモ：何グモか？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OICE-MEMO / @自室 / 知りたい / 自室で見かけるクモ：何グモか？">
            <text:p>:VOICE-MEMO / @自室 / 知りたい / 自室で見かけるクモ：何グモか？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1_23-30-47_000.mp4</text:p>
          </table:table-cell>
          <table:table-cell table:style-name="ce8" office:value-type="string">
            <text:p>:VIDEO / @自室 / 記録 / massage,acupuncture / 実演,perform / n-2020-0921-1 / loc=脛骨の内側：「脛骨側面ライン」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室 / 記録 / massage,acupuncture / 実演,perform / n-2020-0921-1 / loc=脛骨の内側：「脛骨側面ライン」">
            <text:p>:VIDEO / @自室 / 記録 / massage,acupuncture / 実演,perform / n-2020-0921-1 / loc=脛骨の内側：「脛骨側面ライン」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1_23-36-19_000.mp4</text:p>
          </table:table-cell>
          <table:table-cell table:style-name="ce8" office:value-type="string">
            <text:p>:VIDEO / @自室 / 記録 / massage,acupuncture / 実演,perform / n-2020-0921-2 / loc=腓腹筋の内側真ん中：「腓腹筋中央ライン」</text:p>
          </table:table-cell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string" office:string-value=":VIDEO / @自室 / 記録 / massage,acupuncture / 実演,perform / n-2020-0921-2 / loc=腓腹筋の内側真ん中：「腓腹筋中央ライン」">
            <text:p>:VIDEO / @自室 / 記録 / massage,acupuncture / 実演,perform / n-2020-0921-2 / loc=腓腹筋の内側真ん中：「腓腹筋中央ライン」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2_08-12-30_000.mp4</text:p>
          </table:table-cell>
          <table:table-cell table:style-name="ce8" office:value-type="string">
            <text:p>:VIDEO / @自宅 / 体操 / ダンス、dance-original / d-2020-0922-1 / <text:s/>log-perform=1</text:p>
          </table:table-cell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string" office:string-value=":VIDEO / @自宅 / 体操 / ダンス、dance-original / d-2020-0922-1 /  log-perform=1">
            <text:p>:VIDEO / @自宅 / 体操 / ダンス、dance-original / d-2020-0922-1 / <text:s/>log-perform=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2_08-13-20_000.mp4</text:p>
          </table:table-cell>
          <table:table-cell table:style-name="ce8" office:value-type="string">
            <text:p>:VIDEO / @自宅 / 体操 / ダンス、dance-original / d-2020-0922-2 / <text:s/>log-perform=2</text:p>
          </table:table-cell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string" office:string-value=":VIDEO / @自宅 / 体操 / ダンス、dance-original / d-2020-0922-2 /  log-perform=2">
            <text:p>:VIDEO / @自宅 / 体操 / ダンス、dance-original / d-2020-0922-2 / <text:s/>log-perform=2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2_08-15-16_000.mp4</text:p>
          </table:table-cell>
          <table:table-cell table:style-name="ce8" office:value-type="string">
            <text:p>:VIDEO / @自宅 / 体操 / ダンス、dance-original / d-2020-0922-3 / <text:s/>log-perform=3</text:p>
          </table:table-cell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string" office:string-value=":VIDEO / @自宅 / 体操 / ダンス、dance-original / d-2020-0922-3 /  log-perform=3">
            <text:p>:VIDEO / @自宅 / 体操 / ダンス、dance-original / d-2020-0922-3 / <text:s/>log-perform=3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22_08-18-13_000.mp4</text:p>
          </table:table-cell>
          <table:table-cell table:style-name="ce8" office:value-type="string">
            <text:p>:VIDEO / @自宅 / 体操 / ダンス、dance-original / d-2020-0922-4 / <text:s/>log-perform=4</text:p>
          </table:table-cell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string" office:string-value=":VIDEO / @自宅 / 体操 / ダンス、dance-original / d-2020-0922-4 /  log-perform=4">
            <text:p>:VIDEO / @自宅 / 体操 / ダンス、dance-original / d-2020-0922-4 / <text:s/>log-perform=4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22_08-19-53_000.mp4</text:p>
          </table:table-cell>
          <table:table-cell table:style-name="ce8" office:value-type="string">
            <text:p>:VIDEO / @自宅 / 体操 / ダンス、dance-original / d-2020-0922-5 / <text:s/>log-perform=5</text:p>
          </table:table-cell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string" office:string-value=":VIDEO / @自宅 / 体操 / ダンス、dance-original / d-2020-0922-5 /  log-perform=5">
            <text:p>:VIDEO / @自宅 / 体操 / ダンス、dance-original / d-2020-0922-5 / <text:s/>log-perform=5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22_08-21-51_000.mp4</text:p>
          </table:table-cell>
          <table:table-cell table:style-name="ce8" office:value-type="string">
            <text:p>:VIDEO / @自宅 / 体操 / ダンス、dance-original / d-2020-0922-6 / <text:s/>log-perform=6</text:p>
          </table:table-cell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string" office:string-value=":VIDEO / @自宅 / 体操 / ダンス、dance-original / d-2020-0922-6 /  log-perform=6">
            <text:p>:VIDEO / @自宅 / 体操 / ダンス、dance-original / d-2020-0922-6 / <text:s/>log-perform=6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2_00-37-24_000.mid</text:p>
          </table:table-cell>
          <table:table-cell table:style-name="ce19" office:value-type="string">
            <text:p>:in-mid / app=perfect-piano / 演奏、play / id-2020-0922-1 / category=melody,inst=flute,for=~</text:p>
          </table:table-cell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string" office:string-value=":in-mid / app=perfect-piano / 演奏、play / id-2020-0922-1 / category=melody,inst=flute,for=~">
            <text:p>:in-mid / app=perfect-piano / 演奏、play / id-2020-0922-1 / category=melody,inst=flute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2_07-13-53_000.mid</text:p>
          </table:table-cell>
          <table:table-cell table:style-name="ce19" office:value-type="string">
            <text:p>:in-mid / app=perfect-piano / 演奏、play / id-2020-0922-2 / category=melody,inst=~,for=to-cont:2020-09-22_07-15-56_000.mid</text:p>
          </table:table-cell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string" office:string-value=":in-mid / app=perfect-piano / 演奏、play / id-2020-0922-2 / category=melody,inst=~,for=to-cont:2020-09-22_07-15-56_000.mid">
            <text:p>:in-mid / app=perfect-piano / 演奏、play / id-2020-0922-2 / category=melody,inst=~,for=to-cont:2020-09-22_07-15-56_000.mid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2_07-15-56_000.mid</text:p>
          </table:table-cell>
          <table:table-cell table:style-name="ce19" office:value-type="string">
            <text:p>:in-mid / app=perfect-piano / 演奏、play / id-2020-0922-3 / category=melody,inst=flute,for=prev-cont:2020-09-22_07-13-53_000.mid</text:p>
          </table:table-cell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string" office:string-value=":in-mid / app=perfect-piano / 演奏、play / id-2020-0922-3 / category=melody,inst=flute,for=prev-cont:2020-09-22_07-13-53_000.mid">
            <text:p>:in-mid / app=perfect-piano / 演奏、play / id-2020-0922-3 / category=melody,inst=flute,for=prev-cont:2020-09-22_07-13-53_000.mid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2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09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2020/09/22</text:date>, <text:time>09:27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22T09:27:39.63</dc:date>
    <dc:creator>iwabuchi ken</dc:creator>
    <meta:editing-duration>P25DT18H24M19S</meta:editing-duration>
    <meta:editing-cycles>9750</meta:editing-cycles>
    <meta:document-statistic meta:table-count="1" meta:cell-count="495" meta:object-count="0"/>
  </office:meta>
</office:document-meta>
</file>